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2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109.7pt"/>
    </style:style>
    <style:style style:name="co6" style:family="table-column">
      <style:table-column-properties fo:break-before="auto" style:column-width="76.96pt"/>
    </style:style>
    <style:style style:name="co7" style:family="table-column">
      <style:table-column-properties fo:break-before="auto" style:column-width="97.31pt"/>
    </style:style>
    <style:style style:name="co8" style:family="table-column">
      <style:table-column-properties fo:break-before="auto" style:column-width="131.81pt"/>
    </style:style>
    <style:style style:name="co9" style:family="table-column">
      <style:table-column-properties fo:break-before="auto" style:column-width="73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ce3"/>
        <table:table-column table:style-name="co9" table:default-cell-style-name="ce3"/>
        <table:table-column table:style-name="co8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5"/>
          <table:table-cell table:style-name="ce2" office:value-type="string" calcext:value-type="string" table:number-columns-spanned="3" table:number-rows-spanned="1">
            <text:p>Iteration 1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Itemset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App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(None)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Kiwi</text:p>
          </table:table-cell>
          <table:table-cell office:value-type="float" office:value="0.8" calcext:value-type="float">
            <text:p>0.8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Milk</text:p>
          </table:table-cell>
          <table:table-cell office:value-type="float" office:value="0.6" calcext:value-type="float">
            <text:p>0.6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c</text:p>
          </table:table-cell>
          <table:table-cell/>
          <table:table-cell office:value-type="string" calcext:value-type="string">
            <text:p>Egg</text:p>
          </table:table-cell>
          <table:table-cell office:value-type="float" office:value="0.4" calcext:value-type="float">
            <text:p>0.4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([.N8]-[.N9])^2 + ([.O8]-[.O9])^2)" office:value-type="float" office:value="7.28010988928052" calcext:value-type="float">
            <text:p>7.2801098893</text:p>
          </table:table-cell>
          <table:table-cell/>
          <table:table-cell table:style-name="ce2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Iteration 2</text:p>
          </table:table-cell>
          <table:covered-table-cell table:style-name="ce2"/>
          <table:covered-table-cell table:style-name="Default"/>
          <table:table-cell table:style-name="ce2" office:value-type="string" calcext:value-type="string" table:number-columns-spanned="3" table:number-rows-spanned="1">
            <text:p>Confidence Calculations</text:p>
          </table:table-cell>
          <table:covered-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Itemset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/>
          <table:table-cell office:value-type="string" calcext:value-type="string">
            <text:p>CiX</text:p>
          </table:table-cell>
          <table:table-cell office:value-type="string" calcext:value-type="string">
            <text:p>CiY</text:p>
          </table:table-cell>
          <table:table-cell table:number-columns-repeated="9"/>
          <table:table-cell office:value-type="string" calcext:value-type="string">
            <text:p>{Apple, Banana}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pple, Eg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AVERAGE([.A2]; [.A5]; [.A9])" office:value-type="float" office:value="3.66666666666667" calcext:value-type="float">
            <text:p>3.6666666667</text:p>
          </table:table-cell>
          <table:table-cell table:formula="of:=AVERAGE([.B2]; [.B5]; [.B9])"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{Apple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Kiwi, Egg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$4:.A$7])/4" office:value-type="float" office:value="6.5" calcext:value-type="float">
            <text:p>6.5</text:p>
          </table:table-cell>
          <table:table-cell table:formula="of:=SUM([.B$4:.B$7])/4" office:value-type="float" office:value="5.25" calcext:value-type="float">
            <text:p>5.25</text:p>
          </table:table-cell>
          <table:table-cell/>
          <table:table-cell table:formula="of:=AVERAGE([.A4]; [.A6]; [.A7])" office:value-type="float" office:value="7" calcext:value-type="float">
            <text:p>7</text:p>
          </table:table-cell>
          <table:table-cell table:formula="of:=AVERAGE([.B4]; [.B6]; [.B7])" office:value-type="float" office:value="4.33333333333333" calcext:value-type="float">
            <text:p>4.3333333333</text:p>
          </table:table-cell>
          <table:table-cell table:number-columns-repeated="9"/>
          <table:table-cell office:value-type="string" calcext:value-type="string">
            <text:p>{Apple, Milk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k, Egg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$3]; [.A$8])/2" office:value-type="float" office:value="1.5" calcext:value-type="float">
            <text:p>1.5</text:p>
          </table:table-cell>
          <table:table-cell table:formula="of:=SUM([.B$3]; [.B$8])/2" office:value-type="float" office:value="3.5" calcext:value-type="float">
            <text:p>3.5</text:p>
          </table:table-cell>
          <table:table-cell/>
          <table:table-cell table:formula="of:=AVERAGE([.A3]; [.A8])" office:value-type="float" office:value="1.5" calcext:value-type="float">
            <text:p>1.5</text:p>
          </table:table-cell>
          <table:table-cell table:formula="of:=AVERAGE([.B3]; [.B8])" office:value-type="float" office:value="3.5" calcext:value-type="float">
            <text:p>3.5</text:p>
          </table:table-cell>
          <table:table-cell table:number-columns-repeated="9"/>
          <table:table-cell office:value-type="string" calcext:value-type="string">
            <text:p>{Apple, Egg}</text:p>
          </table:table-cell>
          <table:table-cell table:style-name="ce4" office:value-type="float" office:value="0.2" calcext:value-type="float">
            <text:p>0.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{Banana, Kiwi}</text:p>
          </table:table-cell>
          <table:table-cell office:value-type="float" office:value="0.8" calcext:value-type="float">
            <text:p>0.8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table:number-columns-repeated="3"/>
          <table:table-cell office:value-type="string" calcext:value-type="string">
            <text:p>Single Link:</text:p>
          </table:table-cell>
          <table:table-cell office:value-type="string" calcext:value-type="string">
            <text:p>4 &amp; 5 min</text:p>
          </table:table-cell>
          <table:table-cell table:number-columns-repeated="5"/>
          <table:table-cell office:value-type="string" calcext:value-type="string">
            <text:p>{Banana, Milk}</text:p>
          </table:table-cell>
          <table:table-cell office:value-type="float" office:value="0.6" calcext:value-type="float">
            <text:p>0.6</text:p>
          </table:table-cell>
          <table:table-cell table:style-name="ce6"/>
          <table:table-cell table:number-columns-repeated="3"/>
        </table:table-row>
        <table:table-row table:style-name="ro1">
          <table:table-cell table:formula="of:=SQRT(SUM([.A12]*[.A12] + [.B12]*[.B12]))" office:value-type="float" office:value="10.1980390271856" calcext:value-type="float">
            <text:p>10.1980390272</text:p>
          </table:table-cell>
          <table:table-cell table:number-columns-repeated="2"/>
          <table:table-cell table:formula="of:=SQRT([.D12]*[.D12] + [.E12]*[.E12])" office:value-type="float" office:value="9.96242942258564" calcext:value-type="float">
            <text:p>9.9624294226</text:p>
          </table:table-cell>
          <table:table-cell table:number-columns-repeated="2"/>
          <table:table-cell table:formula="of:=SQRT([.G12]*[.G12] + [.H12]*[.H12])" office:value-type="float" office:value="9.7182531580755" calcext:value-type="float">
            <text:p>9.718253158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, B</text:p>
          </table:table-cell>
          <table:table-cell office:value-type="string" calcext:value-type="string">
            <text:p>A, B, C</text:p>
          </table:table-cell>
          <table:table-cell table:number-columns-repeated="4"/>
          <table:table-cell office:value-type="string" calcext:value-type="string">
            <text:p>{Banana, Egg}</text:p>
          </table:table-cell>
          <table:table-cell office:value-type="float" office:value="0.4" calcext:value-type="float">
            <text:p>0.4</text:p>
          </table:table-cell>
          <table:table-cell table:style-name="ce6"/>
          <table:table-cell table:number-columns-repeated="3"/>
        </table:table-row>
        <table:table-row table:style-name="ro1">
          <table:table-cell table:formula="of:=SQRT(SUM([.A13]*[.A13] + [.B13]*[.B13]))" office:value-type="float" office:value="9.4339811320566" calcext:value-type="float">
            <text:p>9.4339811321</text:p>
          </table:table-cell>
          <table:table-cell table:number-columns-repeated="2"/>
          <table:table-cell table:formula="of:=SQRT([.D13]*[.D13] + [.E13]*[.E13])" office:value-type="float" office:value="8.3553874835342" calcext:value-type="float">
            <text:p>8.3553874835</text:p>
          </table:table-cell>
          <table:table-cell table:number-columns-repeated="2"/>
          <table:table-cell table:formula="of:=SQRT([.G13]*[.G13] + [.H13]*[.H13])" office:value-type="float" office:value="8.23272602348565" calcext:value-type="float">
            <text:p>8.2327260235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{Kiwi, Milk}</text:p>
          </table:table-cell>
          <table:table-cell office:value-type="float" office:value="0.4" calcext:value-type="float">
            <text:p>0.4</text:p>
          </table:table-cell>
          <table:table-cell table:style-name="ce6"/>
          <table:table-cell table:number-columns-repeated="3"/>
        </table:table-row>
        <table:table-row table:style-name="ro1">
          <table:table-cell table:formula="of:=SQRT(SUM([.A14]*[.A14] + [.B14]*[.B14]))" office:value-type="float" office:value="2.23606797749979" calcext:value-type="float">
            <text:p>2.2360679775</text:p>
          </table:table-cell>
          <table:table-cell table:number-columns-repeated="2"/>
          <table:table-cell table:formula="of:=SQRT([.D14]*[.D14] + [.E14]*[.E14])" office:value-type="float" office:value="3.80788655293195" calcext:value-type="float">
            <text:p>3.8078865529</text:p>
          </table:table-cell>
          <table:table-cell table:number-columns-repeated="2"/>
          <table:table-cell table:formula="of:=SQRT([.G14]*[.G14] + [.H14]*[.H14])" office:value-type="float" office:value="3.80788655293195" calcext:value-type="float">
            <text:p>3.8078865529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{Kiwi, Egg}</text:p>
          </table:table-cell>
          <table:table-cell table:style-name="ce4" office:value-type="float" office:value="0.2" calcext:value-type="float">
            <text:p>0.2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{Milk, Egg}</text:p>
          </table:table-cell>
          <table:table-cell table:style-name="ce4" office:value-type="float" office:value="0.2" calcext:value-type="float">
            <text:p>0.2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table:number-columns-repeated="3"/>
          <table:table-cell office:value-type="string" calcext:value-type="string">
            <text:p>Complete Link:</text:p>
          </table:table-cell>
          <table:table-cell office:value-type="string" calcext:value-type="string">
            <text:p>B&amp; C min of maxes</text:p>
          </table:table-cell>
          <table:table-cell table:number-columns-repeated="5"/>
          <table:table-cell table:style-name="ce2"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 office:value-type="string" calcext:value-type="string">
            <text:p>Centroid 1</text:p>
          </table:table-cell>
          <table:table-cell office:value-type="string" calcext:value-type="string">
            <text:p>Centroid 2</text:p>
          </table:table-cell>
          <table:table-cell office:value-type="string" calcext:value-type="string">
            <text:p>Centroid 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, B, C</text:p>
          </table:table-cell>
          <table:table-cell table:number-columns-repeated="4"/>
          <table:table-cell table:style-name="ce2" office:value-type="string" calcext:value-type="string" table:number-columns-spanned="3" table:number-rows-spanned="1">
            <text:p>Iteration 3</text:p>
          </table:table-cell>
          <table:covered-table-cell table:style-name="ce2"/>
          <table:covered-table-cell table:style-name="Default"/>
          <table:table-cell table:number-columns-repeated="3"/>
        </table:table-row>
        <table:table-row table:style-name="ro1">
          <table:table-cell table:formula="of:=SQRT(([.$A2]-[.$A$12])^2 + ([.$B2] - [.$B$12])^2)" office:value-type="float" office:value="0" calcext:value-type="float">
            <text:p>0</text:p>
          </table:table-cell>
          <table:table-cell table:formula="of:=SQRT(([.$A2]-[.$A$13])^2 + ([.$B2] - [.$B$13])^2)" office:value-type="float" office:value="3.60555127546399" calcext:value-type="float">
            <text:p>3.6055512755</text:p>
          </table:table-cell>
          <table:table-cell table:formula="of:=SQRT(([.$A2]-[.$A$14])^2 + ([.$B2] - [.$B$14])^2)" office:value-type="float" office:value="8.06225774829855" calcext:value-type="float">
            <text:p>8.0622577483</text:p>
          </table:table-cell>
          <table:table-cell table:formula="of:=SQRT(([.$A2]-[.$D$12])^2 + ([.$B2] - [.$E$12])^2)" office:value-type="float" office:value="1.1180339887499" calcext:value-type="float">
            <text:p>1.1180339887</text:p>
          </table:table-cell>
          <table:table-cell table:formula="of:=SQRT(([.$A2]-[.$D$13])^2 + ([.$B2] - [.$E$13])^2)" office:value-type="float" office:value="6.5431261641512" calcext:value-type="float">
            <text:p>6.5431261642</text:p>
          </table:table-cell>
          <table:table-cell table:formula="of:=SQRT(([.$A2]-[.$D$14])^2 + ([.$B2] - [.$E$14])^2)" office:value-type="float" office:value="6.51920240520265" calcext:value-type="float">
            <text:p>6.5192024052</text:p>
          </table:table-cell>
          <table:table-cell table:formula="of:=SQRT(([.$A2]-[.$G$12])^2 + ([.$B2] - [.$H$12])^2)" office:value-type="float" office:value="1.9436506316151" calcext:value-type="float">
            <text:p>1.9436506316</text:p>
          </table:table-cell>
          <table:table-cell table:formula="of:=SQRT(([.$A2]-[.$G$13])^2 + ([.$B2] - [.$H$13])^2)" office:value-type="float" office:value="7.55718936583642" calcext:value-type="float">
            <text:p>7.5571893658</text:p>
          </table:table-cell>
          <table:table-cell table:formula="of:=SQRT(([.$A2]-[.$G$14])^2 + ([.$B2] - [.$H$14])^2)" office:value-type="float" office:value="6.51920240520265" calcext:value-type="float">
            <text:p>6.519202405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, C</text:p>
          </table:table-cell>
          <table:table-cell table:number-columns-repeated="5"/>
          <table:table-cell office:value-type="string" calcext:value-type="string">
            <text:p>Itemset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  <table:table-cell table:number-columns-repeated="3"/>
        </table:table-row>
        <table:table-row table:style-name="ro1">
          <table:table-cell table:formula="of:=SQRT(([.$A3]-[.$A$12])^2 + ([.$B3] - [.$B$12])^2)" office:value-type="float" office:value="5" calcext:value-type="float">
            <text:p>5</text:p>
          </table:table-cell>
          <table:table-cell table:formula="of:=SQRT(([.$A3]-[.$A$13])^2 + ([.$B3] - [.$B$13])^2)" office:value-type="float" office:value="4.24264068711929" calcext:value-type="float">
            <text:p>4.2426406871</text:p>
          </table:table-cell>
          <table:table-cell table:formula="of:=SQRT(([.$A3]-[.$A$14])^2 + ([.$B3] - [.$B$14])^2)" office:value-type="float" office:value="3.16227766016838" calcext:value-type="float">
            <text:p>3.1622776602</text:p>
          </table:table-cell>
          <table:table-cell table:formula="of:=SQRT(([.$A3]-[.$D$12])^2 + ([.$B3] - [.$E$12])^2)" office:value-type="float" office:value="4.60977222864644" calcext:value-type="float">
            <text:p>4.6097722286</text:p>
          </table:table-cell>
          <table:table-cell table:formula="of:=SQRT(([.$A3]-[.$D$13])^2 + ([.$B3] - [.$E$13])^2)" office:value-type="float" office:value="4.50693909432999" calcext:value-type="float">
            <text:p>4.5069390943</text:p>
          </table:table-cell>
          <table:table-cell table:formula="of:=SQRT(([.$A3]-[.$D$14])^2 + ([.$B3] - [.$E$14])^2)" office:value-type="float" office:value="1.58113883008419" calcext:value-type="float">
            <text:p>1.5811388301</text:p>
          </table:table-cell>
          <table:table-cell table:formula="of:=SQRT(([.$A3]-[.$G$12])^2 + ([.$B3] - [.$H$12])^2)" office:value-type="float" office:value="4.33333333333333" calcext:value-type="float">
            <text:p>4.3333333333</text:p>
          </table:table-cell>
          <table:table-cell table:formula="of:=SQRT(([.$A3]-[.$G$13])^2 + ([.$B3] - [.$H$13])^2)" office:value-type="float" office:value="5.04424865014052" calcext:value-type="float">
            <text:p>5.0442486501</text:p>
          </table:table-cell>
          <table:table-cell table:formula="of:=SQRT(([.$A3]-[.$G$14])^2 + ([.$B3] - [.$H$14])^2)" office:value-type="float" office:value="1.58113883008419" calcext:value-type="float">
            <text:p>1.5811388301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{Apple, Banana, Kiwi}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pple, Kiwi, Milk</text:p>
          </table:table-cell>
          <table:table-cell table:number-columns-repeated="3"/>
        </table:table-row>
        <table:table-row table:style-name="ro1">
          <table:table-cell table:formula="of:=SQRT(([.$A4]-[.$A$12])^2 + ([.$B4] - [.$B$12])^2)" office:value-type="float" office:value="8.48528137423857" calcext:value-type="float">
            <text:p>8.4852813742</text:p>
          </table:table-cell>
          <table:table-cell table:formula="of:=SQRT(([.$A4]-[.$A$13])^2 + ([.$B4] - [.$B$13])^2)" office:value-type="float" office:value="5" calcext:value-type="float">
            <text:p>5</text:p>
          </table:table-cell>
          <table:table-cell table:formula="of:=SQRT(([.$A4]-[.$A$14])^2 + ([.$B4] - [.$B$14])^2)" office:value-type="float" office:value="7.28010988928052" calcext:value-type="float">
            <text:p>7.2801098893</text:p>
          </table:table-cell>
          <table:table-cell table:formula="of:=SQRT(([.$A4]-[.$D$12])^2 + ([.$B4] - [.$E$12])^2)" office:value-type="float" office:value="7.43303437365925" calcext:value-type="float">
            <text:p>7.4330343737</text:p>
          </table:table-cell>
          <table:table-cell table:formula="of:=SQRT(([.$A4]-[.$D$13])^2 + ([.$B4] - [.$E$13])^2)" office:value-type="float" office:value="1.95256241897666" calcext:value-type="float">
            <text:p>1.952562419</text:p>
          </table:table-cell>
          <table:table-cell table:formula="of:=SQRT(([.$A4]-[.$D$14])^2 + ([.$B4] - [.$E$14])^2)" office:value-type="float" office:value="6.51920240520265" calcext:value-type="float">
            <text:p>6.5192024052</text:p>
          </table:table-cell>
          <table:table-cell table:formula="of:=SQRT(([.$A4]-[.$G$12])^2 + ([.$B4] - [.$H$12])^2)" office:value-type="float" office:value="6.61647774709307" calcext:value-type="float">
            <text:p>6.6164777471</text:p>
          </table:table-cell>
          <table:table-cell table:formula="of:=SQRT(([.$A4]-[.$G$13])^2 + ([.$B4] - [.$H$13])^2)" office:value-type="float" office:value="1.05409255338946" calcext:value-type="float">
            <text:p>1.0540925534</text:p>
          </table:table-cell>
          <table:table-cell table:formula="of:=SQRT(([.$A4]-[.$G$14])^2 + ([.$B4] - [.$H$14])^2)" office:value-type="float" office:value="6.51920240520265" calcext:value-type="float">
            <text:p>6.5192024052</text:p>
          </table:table-cell>
          <table:table-cell table:number-columns-repeated="8"/>
          <table:table-cell office:value-type="string" calcext:value-type="string">
            <text:p>{Apple, Banana, Milk}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formula="of:=SQRT(([.$A5]-[.$A$12])^2 + ([.$B5] - [.$B$12])^2)" office:value-type="float" office:value="3.60555127546399" calcext:value-type="float">
            <text:p>3.6055512755</text:p>
          </table:table-cell>
          <table:table-cell table:formula="of:=SQRT(([.$A5]-[.$A$13])^2 + ([.$B5] - [.$B$13])^2)" office:value-type="float" office:value="0" calcext:value-type="float">
            <text:p>0</text:p>
          </table:table-cell>
          <table:table-cell table:formula="of:=SQRT(([.$A5]-[.$A$14])^2 + ([.$B5] - [.$B$14])^2)" office:value-type="float" office:value="7.21110255092798" calcext:value-type="float">
            <text:p>7.2111025509</text:p>
          </table:table-cell>
          <table:table-cell table:formula="of:=SQRT(([.$A5]-[.$D$12])^2 + ([.$B5] - [.$E$12])^2)" office:value-type="float" office:value="2.5" calcext:value-type="float">
            <text:p>2.5</text:p>
          </table:table-cell>
          <table:table-cell table:formula="of:=SQRT(([.$A5]-[.$D$13])^2 + ([.$B5] - [.$E$13])^2)" office:value-type="float" office:value="3.13249102153542" calcext:value-type="float">
            <text:p>3.1324910215</text:p>
          </table:table-cell>
          <table:table-cell table:formula="of:=SQRT(([.$A5]-[.$D$14])^2 + ([.$B5] - [.$E$14])^2)" office:value-type="float" office:value="5.70087712549569" calcext:value-type="float">
            <text:p>5.7008771255</text:p>
          </table:table-cell>
          <table:table-cell table:formula="of:=SQRT(([.$A5]-[.$G$12])^2 + ([.$B5] - [.$H$12])^2)" office:value-type="float" office:value="1.66666666666667" calcext:value-type="float">
            <text:p>1.6666666667</text:p>
          </table:table-cell>
          <table:table-cell table:formula="of:=SQRT(([.$A5]-[.$G$13])^2 + ([.$B5] - [.$H$13])^2)" office:value-type="float" office:value="4.17665469538056" calcext:value-type="float">
            <text:p>4.1766546954</text:p>
          </table:table-cell>
          <table:table-cell table:formula="of:=SQRT(([.$A5]-[.$G$14])^2 + ([.$B5] - [.$H$14])^2)" office:value-type="float" office:value="5.70087712549569" calcext:value-type="float">
            <text:p>5.7008771255</text:p>
          </table:table-cell>
          <table:table-cell table:number-columns-repeated="8"/>
          <table:table-cell office:value-type="string" calcext:value-type="string">
            <text:p>{Banana, Kiwi, Milk}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formula="of:=SQRT(([.$A6]-[.$A$12])^2 + ([.$B6] - [.$B$12])^2)" office:value-type="float" office:value="7.07106781186548" calcext:value-type="float">
            <text:p>7.0710678119</text:p>
          </table:table-cell>
          <table:table-cell table:formula="of:=SQRT(([.$A6]-[.$A$13])^2 + ([.$B6] - [.$B$13])^2)" office:value-type="float" office:value="3.60555127546399" calcext:value-type="float">
            <text:p>3.6055512755</text:p>
          </table:table-cell>
          <table:table-cell table:formula="of:=SQRT(([.$A6]-[.$A$14])^2 + ([.$B6] - [.$B$14])^2)" office:value-type="float" office:value="6.70820393249937" calcext:value-type="float">
            <text:p>6.7082039325</text:p>
          </table:table-cell>
          <table:table-cell table:formula="of:=SQRT(([.$A6]-[.$D$12])^2 + ([.$B6] - [.$E$12])^2)" office:value-type="float" office:value="6.02079728939615" calcext:value-type="float">
            <text:p>6.0207972894</text:p>
          </table:table-cell>
          <table:table-cell table:formula="of:=SQRT(([.$A6]-[.$D$13])^2 + ([.$B6] - [.$E$13])^2)" office:value-type="float" office:value="0.559016994374947" calcext:value-type="float">
            <text:p>0.5590169944</text:p>
          </table:table-cell>
          <table:table-cell table:formula="of:=SQRT(([.$A6]-[.$D$14])^2 + ([.$B6] - [.$E$14])^2)" office:value-type="float" office:value="5.70087712549569" calcext:value-type="float">
            <text:p>5.7008771255</text:p>
          </table:table-cell>
          <table:table-cell table:formula="of:=SQRT(([.$A6]-[.$G$12])^2 + ([.$B6] - [.$H$12])^2)" office:value-type="float" office:value="5.2068331172711" calcext:value-type="float">
            <text:p>5.2068331173</text:p>
          </table:table-cell>
          <table:table-cell table:formula="of:=SQRT(([.$A6]-[.$G$13])^2 + ([.$B6] - [.$H$13])^2)" office:value-type="float" office:value="0.666666666666667" calcext:value-type="float">
            <text:p>0.6666666667</text:p>
          </table:table-cell>
          <table:table-cell table:formula="of:=SQRT(([.$A6]-[.$G$14])^2 + ([.$B6] - [.$H$14])^2)" office:value-type="float" office:value="5.70087712549569" calcext:value-type="float">
            <text:p>5.7008771255</text:p>
          </table:table-cell>
          <table:table-cell table:number-columns-repeated="8"/>
          <table:table-cell table:style-name="ce2" office:value-type="string" calcext:value-type="string">
            <text:p>{Apple, Kiwi, Milk}</text:p>
          </table:table-cell>
          <table:table-cell table:style-name="ce2" office:value-type="float" office:value="0.2" calcext:value-type="float">
            <text:p>0.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SQRT(([.$A7]-[.$A$12])^2 + ([.$B7] - [.$B$12])^2)" office:value-type="float" office:value="7.21110255092798" calcext:value-type="float">
            <text:p>7.2111025509</text:p>
          </table:table-cell>
          <table:table-cell table:formula="of:=SQRT(([.$A7]-[.$A$13])^2 + ([.$B7] - [.$B$13])^2)" office:value-type="float" office:value="4.12310562561766" calcext:value-type="float">
            <text:p>4.1231056256</text:p>
          </table:table-cell>
          <table:table-cell table:formula="of:=SQRT(([.$A7]-[.$A$14])^2 + ([.$B7] - [.$B$14])^2)" office:value-type="float" office:value="5.3851648071345" calcext:value-type="float">
            <text:p>5.3851648071</text:p>
          </table:table-cell>
          <table:table-cell table:formula="of:=SQRT(([.$A7]-[.$D$12])^2 + ([.$B7] - [.$E$12])^2)" office:value-type="float" office:value="6.26498204307083" calcext:value-type="float">
            <text:p>6.2649820431</text:p>
          </table:table-cell>
          <table:table-cell table:formula="of:=SQRT(([.$A7]-[.$D$13])^2 + ([.$B7] - [.$E$13])^2)" office:value-type="float" office:value="1.34629120178363" calcext:value-type="float">
            <text:p>1.3462912018</text:p>
          </table:table-cell>
          <table:table-cell table:formula="of:=SQRT(([.$A7]-[.$D$14])^2 + ([.$B7] - [.$E$14])^2)" office:value-type="float" office:value="4.52769256906871" calcext:value-type="float">
            <text:p>4.5276925691</text:p>
          </table:table-cell>
          <table:table-cell table:formula="of:=SQRT(([.$A7]-[.$G$12])^2 + ([.$B7] - [.$H$12])^2)" office:value-type="float" office:value="5.51764845241562" calcext:value-type="float">
            <text:p>5.5176484524</text:p>
          </table:table-cell>
          <table:table-cell table:formula="of:=SQRT(([.$A7]-[.$G$13])^2 + ([.$B7] - [.$H$13])^2)" office:value-type="float" office:value="1.05409255338946" calcext:value-type="float">
            <text:p>1.0540925534</text:p>
          </table:table-cell>
          <table:table-cell table:formula="of:=SQRT(([.$A7]-[.$G$14])^2 + ([.$B7] - [.$H$14])^2)" office:value-type="float" office:value="4.52769256906871" calcext:value-type="float">
            <text:p>4.5276925691</text:p>
          </table:table-cell>
          <table:table-cell table:number-columns-repeated="8"/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 table:formula="of:=SQRT(([.$A8]-[.$A$12])^2 + ([.$B8] - [.$B$12])^2)" office:value-type="float" office:value="8.06225774829855" calcext:value-type="float">
            <text:p>8.0622577483</text:p>
          </table:table-cell>
          <table:table-cell table:formula="of:=SQRT(([.$A8]-[.$A$13])^2 + ([.$B8] - [.$B$13])^2)" office:value-type="float" office:value="7.21110255092798" calcext:value-type="float">
            <text:p>7.2111025509</text:p>
          </table:table-cell>
          <table:table-cell table:formula="of:=SQRT(([.$A8]-[.$A$14])^2 + ([.$B8] - [.$B$14])^2)" office:value-type="float" office:value="0" calcext:value-type="float">
            <text:p>0</text:p>
          </table:table-cell>
          <table:table-cell table:formula="of:=SQRT(([.$A8]-[.$D$12])^2 + ([.$B8] - [.$E$12])^2)" office:value-type="float" office:value="7.76208734813001" calcext:value-type="float">
            <text:p>7.7620873481</text:p>
          </table:table-cell>
          <table:table-cell table:formula="of:=SQRT(([.$A8]-[.$D$13])^2 + ([.$B8] - [.$E$13])^2)" office:value-type="float" office:value="6.38846616959032" calcext:value-type="float">
            <text:p>6.3884661696</text:p>
          </table:table-cell>
          <table:table-cell table:formula="of:=SQRT(([.$A8]-[.$D$14])^2 + ([.$B8] - [.$E$14])^2)" office:value-type="float" office:value="1.58113883008419" calcext:value-type="float">
            <text:p>1.5811388301</text:p>
          </table:table-cell>
          <table:table-cell table:formula="of:=SQRT(([.$A8]-[.$G$12])^2 + ([.$B8] - [.$H$12])^2)" office:value-type="float" office:value="7.49073501808141" calcext:value-type="float">
            <text:p>7.4907350181</text:p>
          </table:table-cell>
          <table:table-cell table:formula="of:=SQRT(([.$A8]-[.$G$13])^2 + ([.$B8] - [.$H$13])^2)" office:value-type="float" office:value="6.43773597194266" calcext:value-type="float">
            <text:p>6.4377359719</text:p>
          </table:table-cell>
          <table:table-cell table:formula="of:=SQRT(([.$A8]-[.$G$14])^2 + ([.$B8] - [.$H$14])^2)" office:value-type="float" office:value="1.58113883008419" calcext:value-type="float">
            <text:p>1.5811388301</text:p>
          </table:table-cell>
          <table:table-cell table:number-columns-repeated="8"/>
          <table:table-cell table:style-name="ce2" office:value-type="string" calcext:value-type="string" table:number-columns-spanned="3" table:number-rows-spanned="1">
            <text:p>Iteration 4:</text:p>
          </table:table-cell>
          <table:covered-table-cell table:style-name="ce2"/>
          <table:covered-table-cell table:style-name="Default"/>
          <table:table-cell table:number-columns-repeated="3"/>
        </table:table-row>
        <table:table-row table:style-name="ro1">
          <table:table-cell table:formula="of:=ABS([.$C9] - [.A$17])" office:value-type="float" office:value="10.1980390271856" calcext:value-type="float">
            <text:p>10.1980390272</text:p>
          </table:table-cell>
          <table:table-cell table:formula="of:=SQRT(([.$A9]-[.$A$13])^2 + ([.$B9] - [.$B$13])^2)" office:value-type="float" office:value="1.4142135623731" calcext:value-type="float">
            <text:p>1.4142135624</text:p>
          </table:table-cell>
          <table:table-cell table:formula="of:=SQRT(([.$A9]-[.$A$14])^2 + ([.$B9] - [.$B$14])^2)" office:value-type="float" office:value="7.61577310586391" calcext:value-type="float">
            <text:p>7.6157731059</text:p>
          </table:table-cell>
          <table:table-cell table:formula="of:=SQRT(([.$A9]-[.$D$12])^2 + ([.$B9] - [.$E$12])^2)" office:value-type="float" office:value="1.1180339887499" calcext:value-type="float">
            <text:p>1.1180339887</text:p>
          </table:table-cell>
          <table:table-cell table:formula="of:=SQRT(([.$A9]-[.$D$13])^2 + ([.$B9] - [.$E$13])^2)" office:value-type="float" office:value="4.50693909432999" calcext:value-type="float">
            <text:p>4.5069390943</text:p>
          </table:table-cell>
          <table:table-cell table:formula="of:=SQRT(([.$A9]-[.$D$14])^2 + ([.$B9] - [.$E$14])^2)" office:value-type="float" office:value="6.04152298679729" calcext:value-type="float">
            <text:p>6.0415229868</text:p>
          </table:table-cell>
          <table:table-cell table:formula="of:=SQRT(([.$A9]-[.$G$12])^2 + ([.$B9] - [.$H$12])^2)" office:value-type="float" office:value="0.333333333333333" calcext:value-type="float">
            <text:p>0.3333333333</text:p>
          </table:table-cell>
          <table:table-cell table:formula="of:=SQRT(([.$A9]-[.$G$13])^2 + ([.$B9] - [.$H$13])^2)" office:value-type="float" office:value="5.54777232569775" calcext:value-type="float">
            <text:p>5.5477723257</text:p>
          </table:table-cell>
          <table:table-cell table:formula="of:=SQRT(([.$A9]-[.$G$14])^2 + ([.$B9] - [.$H$14])^2)" office:value-type="float" office:value="6.04152298679729" calcext:value-type="float">
            <text:p>6.0415229868</text:p>
          </table:table-cell>
          <table:table-cell table:number-columns-repeated="8"/>
          <table:table-cell office:value-type="string" calcext:value-type="string">
            <text:p>Itemset</text:p>
          </table:table-cell>
          <table:table-cell office:value-type="string" calcext:value-type="string">
            <text:p>Support Count</text:p>
          </table:table-cell>
          <table:table-cell office:value-type="string" calcext:value-type="string">
            <text:p>Pruned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Minimum Distance</text:p>
          </table:table-cell>
          <table:covered-table-cell table:number-columns-repeated="2"/>
          <table:table-cell table:number-columns-repeated="8"/>
          <table:table-cell office:value-type="string" calcext:value-type="string">
            <text:p>(Non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None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6:13:53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56:23.261000000</meta:creation-date>
    <dc:date>2016-05-04T18:25:37.826000000</dc:date>
    <meta:editing-duration>PT1H24M24S</meta:editing-duration>
    <meta:editing-cycles>12</meta:editing-cycles>
    <meta:generator>LibreOffice/5.0.2.2$Windows_x86 LibreOffice_project/37b43f919e4de5eeaca9b9755ed688758a8251fe</meta:generator>
    <meta:document-statistic meta:table-count="1" meta:cell-count="252" meta:object-count="0"/>
  </office:meta>
</office:document-meta>
</file>